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6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362.81pt"/>
    </style:style>
    <style:style style:name="co4" style:family="table-column">
      <style:table-column-properties fo:break-before="auto" style:column-width="304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9.36pt" fo:break-before="auto" style:use-optimal-row-height="true"/>
    </style:style>
    <style:style style:name="ro3" style:family="table-row">
      <style:table-row-properties style:row-height="53.94pt" fo:break-before="auto" style:use-optimal-row-height="true"/>
    </style:style>
    <style:style style:name="ro4" style:family="table-row">
      <style:table-row-properties style:row-height="33.96pt" fo:break-before="auto" style:use-optimal-row-height="true"/>
    </style:style>
    <style:style style:name="ro5" style:family="table-row">
      <style:table-row-properties style:row-height="43.9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center"/>
      <style:text-properties style:font-name="FreeMono" fo:hyphenate="true"/>
    </style:style>
    <style:style style:name="ce2" style:family="table-cell" style:parent-style-name="Default">
      <style:table-cell-properties style:text-align-source="fix" style:repeat-content="false" fo:padding="2.01pt" style:vertical-align="middle"/>
      <style:paragraph-properties fo:text-align="center"/>
      <style:text-properties style:font-name="Free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padding="2.01pt" style:vertical-align="middle"/>
      <style:paragraph-properties fo:text-align="center"/>
      <style:text-properties style:font-name="FreeMono"/>
    </style:style>
    <style:style style:name="ce5" style:family="table-cell" style:parent-style-name="Default">
      <style:table-cell-properties fo:wrap-option="wrap" fo:padding="2.01pt" style:vertical-align="middle"/>
      <style:text-properties style:font-name="FreeMono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 fo:padding="2.01pt" style:vertical-align="middle"/>
      <style:text-properties style:font-name="FreeMono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символ</text:p>
          </table:table-cell>
          <table:table-cell table:style-name="ce1" office:value-type="string" calcext:value-type="string">
            <text:p>квантификатор важен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ответ</text:p>
          </table:table-cell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перевести процесс в активный режим из режима ожидания (настройки устройств читаются заново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перевести процесс в режим ожидания (управление устройствами не будет производиться)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&amp;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перезапустить процесс с чтением всех настроек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*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завершить процесс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~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вернуть состояние программы</text:p>
          </table:table-cell>
          <table:table-cell table:style-name="ce5" office:value-type="string" calcext:value-type="string">
            <text:p>“!B” - активный режим; “!I” - режим ожидания;</text:p>
          </table:table-cell>
        </table:table-row>
        <table:table-row table:style-name="ro3">
          <table:table-cell table:style-name="ce2" office:value-type="string" calcext:value-type="string">
            <text:p>@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вернуть значения основных переменных в виде таблицы. Каждая строка посылается отдельным пакетом. Пакеты могут прийти не в том</text:p>
            <text:p>                            порядке, в котором были отправлены.</text:p>
          </table:table-cell>
          <table:table-cell table:style-name="ce5" office:value-type="string" calcext:value-type="string">
            <text:p>текст</text:p>
          </table:table-cell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4" office:value-type="string" calcext:value-type="string">
            <text:p>нет</text:p>
          </table:table-cell>
          <table:table-cell office:value-type="string" calcext:value-type="string">
            <text:p>вернуть список команд</text:p>
          </table:table-cell>
          <table:table-cell table:style-name="ce5" office:value-type="string" calcext:value-type="string">
            <text:p>текст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да</text:p>
          </table:table-cell>
          <table:table-cell office:value-type="string" calcext:value-type="string">
            <text:p>прочитать состояние пинов, работающих на вход</text:p>
          </table:table-cell>
          <table:table-cell table:style-name="ce7" office:value-type="string" calcext:value-type="string">
            <text:p>“!O” - переполнение буфера; “.T”+"%d_%d\n" * N – удача; <text:s/>формат ответа: номерПина_состояние</text:p>
          </table:table-cell>
        </table:table-row>
        <table:table-row table:style-name="ro4">
          <table:table-cell table:style-name="ce2" office:value-type="string" calcext:value-type="string">
            <text:p>o</text:p>
          </table:table-cell>
          <table:table-cell table:style-name="ce4" office:value-type="string" calcext:value-type="string">
            <text:p>да</text:p>
          </table:table-cell>
          <table:table-cell office:value-type="string" calcext:value-type="string">
            <text:p>вернуть настройки пинов “!O” - переполнение буфера; “.T”+"%d_%d_%ld_-1_-1\n" * N – удача;</text:p>
          </table:table-cell>
          <table:table-cell table:style-name="ce7" office:value-type="string" calcext:value-type="string">
            <text:p>“!O” - переполнение буфера; “.T”+"%d_%d_%ld_-1_-1\n" * N – удача; <text:s/>формат ответа: номерПина_режим_ШИМПериодСек</text:p>
          </table:table-cell>
        </table:table-row>
        <table:table-row table:style-name="ro4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да</text:p>
          </table:table-cell>
          <table:table-cell office:value-type="string" calcext:value-type="string">
            <text:p>установить состояние пинов и начать или продолжить работу в простом режиме, работающих на выход; формат параметров: состояние</text:p>
          </table:table-cell>
          <table:table-cell table:style-name="ce5"/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4" office:value-type="string" calcext:value-type="string">
            <text:p>да</text:p>
          </table:table-cell>
          <table:table-cell office:value-type="string" calcext:value-type="string">
            <text:p>установить коэффициент заполнения и начать или продолжить работу в режиме ШИМ (максимальное значение определяет константа PWM_RSL из ./lib/pwm.h); формат параметров: коэффициентЗаполнения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да</text:p>
          </table:table-cell>
          <table:table-cell office:value-type="string" calcext:value-type="string">
            <text:p>установить период ШИМ; формат параметров: периодШИМСек</text:p>
          </table:table-cell>
          <table:table-cell table:style-name="ce5"/>
        </table:table-row>
        <table:table-row table:style-name="ro6" table:number-rows-repeated="7">
          <table:table-cell table:number-columns-repeated="2"/>
          <table:table-cell table:style-name="ce6"/>
          <table:table-cell/>
        </table:table-row>
        <table:table-row table:style-name="ro6" table:number-rows-repeated="6">
          <table:table-cell table:number-columns-repeated="2"/>
          <table:table-cell table:style-name="ce3"/>
          <table:table-cell/>
        </table:table-row>
        <table:table-row table:style-name="ro6">
          <table:table-cell table:number-columns-repeated="2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2:00:15.424959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9:11:52.896893482</meta:creation-date>
    <dc:date>2016-10-24T22:00:54.196158330</dc:date>
    <meta:editing-duration>PT1H54M15S</meta:editing-duration>
    <meta:editing-cycles>12</meta:editing-cycles>
    <meta:generator>LibreOffice/5.1.4.2$Linux_x86 LibreOffice_project/10m0$Build-2</meta:generator>
    <meta:document-statistic meta:table-count="1" meta:cell-count="45" meta:object-count="0"/>
  </office:meta>
</office:document-meta>
</file>